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4.49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4pt"/>
    </style:style>
    <style:style style:name="T1" style:family="text">
      <style:text-properties fo:font-size="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Card" draw:style-name="dp1" draw:master-page-name="Standard">
        <draw:frame draw:style-name="gr1" draw:text-style-name="P2" draw:layer="layout" svg:width="4.998cm" svg:height="2.5cm" svg:x="0.002cm" svg:y="1.25cm">
          <draw:text-box>
            <text:p><text:span text:style-name="T1">${Import $resource:“cardBackground“, page:“Background“}</text:span></text:p>
            <text:p><text:span text:style-name="T1">${If „$card.element“:“Luft“}</text:span></text:p>
            <text:p><text:span text:style-name="T1"><text:s text:c="2"/></text:span><text:span text:style-name="T1">${Import $resource:“cardForeground“, page:“ForegroundLight“}</text:span></text:p>
            <text:p><text:span text:style-name="T1">${EndIf}</text:span></text:p>
            <text:p text:style-name="P1"><text:span text:style-name="T2">${If not:{„</text:span><text:span text:style-name="T1">$card.element“:“Luft“}}</text:span></text:p>
            <text:p text:style-name="P1"><text:span text:style-name="T1"><text:s text:c="2"/></text:span><text:span text:style-name="T1">${Import $resource:“cardForeground“, page:“ForegroundDark“}</text:span></text:p>
            <text:p text:style-name="P1"><text:span text:style-name="T1">${EndIf}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5T17:12:44.601000000</meta:creation-date>
    <dc:date>2025-04-06T12:28:51.445000000</dc:date>
    <meta:editing-duration>PT24M4S</meta:editing-duration>
    <meta:editing-cycles>8</meta:editing-cycles>
    <meta:generator>LibreOffice/7.6.2.1$Windows_X86_64 LibreOffice_project/56f7684011345957bbf33a7ee678afaf4d2ba333</meta:generator>
    <meta:document-statistic meta:object-count="1"/>
  </office:meta>
</office:document-meta>
</file>